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MyLibrary/Module1.bin" manifest:media-type=""/>
  <manifest:file-entry manifest:full-path="Basic/MyLibrary/Module1.xml" manifest:media-type="text/xml" manifest:size="1083">
    <manifest:encryption-data manifest:checksum-type="urn:oasis:names:tc:opendocument:xmlns:manifest:1.0#sha256-1k" manifest:checksum="lTRFRT8O5y6HzauVTXvmVm0f+xnCD1zi4Owxq1QWWjw=">
      <manifest:algorithm manifest:algorithm-name="http://www.w3.org/2001/04/xmlenc#aes256-cbc" manifest:initialisation-vector="7gC/t7YWlH6d2PE3EQqALg=="/>
      <manifest:start-key-generation manifest:start-key-generation-name="http://www.w3.org/2000/09/xmldsig#sha256" manifest:key-size="32"/>
      <manifest:key-derivation manifest:key-derivation-name="PBKDF2" manifest:key-size="32" manifest:iteration-count="100000" manifest:salt="CrQn9zD0OUmBZv2XPuTLxg=="/>
    </manifest:encryption-data>
  </manifest:file-entry>
  <manifest:file-entry manifest:full-path="Basic/MyLibrary/BigModule.bin" manifest:media-type=""/>
  <manifest:file-entry manifest:full-path="Basic/MyLibrary/BigModule.xml" manifest:media-type="text/xml" manifest:size="2728470">
    <manifest:encryption-data manifest:checksum-type="urn:oasis:names:tc:opendocument:xmlns:manifest:1.0#sha256-1k" manifest:checksum="CmBxkDJLgVZDfqMp3I9mgKO4XnujYYjRice3CD4uo/s=">
      <manifest:algorithm manifest:algorithm-name="http://www.w3.org/2001/04/xmlenc#aes256-cbc" manifest:initialisation-vector="8GPP0NJg/YyZilSUxYkjEQ=="/>
      <manifest:start-key-generation manifest:start-key-generation-name="http://www.w3.org/2000/09/xmldsig#sha256" manifest:key-size="32"/>
      <manifest:key-derivation manifest:key-derivation-name="PBKDF2" manifest:key-size="32" manifest:iteration-count="100000" manifest:salt="cyreN9Z8cCmf2n+iBFyhsQ=="/>
    </manifest:encryption-data>
  </manifest:file-entry>
  <manifest:file-entry manifest:full-path="Basic/MyLibrary/script-lb.xml" manifest:media-type="text/xml"/>
  <manifest:file-entry manifest:full-path="Basic/script-lc.xml" manifest:media-type="text/xml"/>
  <manifest:file-entry manifest:full-path="meta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Dialogs/MyLibrary/dialog-lb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uton 1" form:control-implementation="ooo:com.sun.star.form.component.CommandButton" xml:id="control1" form:id="control1" form:label="Test M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LoadAndExecuteTest?language=Basic&amp;location=document" xlink:type="simple"/>
              </office:event-listeners>
            </form:button>
            <form:button form:name="Bouton 2" form:control-implementation="ooo:com.sun.star.form.component.CommandButton" xml:id="control2" form:id="control2" form:label="big Method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yLibrary.BigModule.bigMethod?language=Basic&amp;location=document" xlink:type="simple"/>
              </office:event-listeners>
            </form:button>
            <form:button form:name="Bouton 2" form:control-implementation="ooo:com.sun.star.form.component.CommandButton" xml:id="control3" form:id="control3" form:label="far big Method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yLibrary.BigModule.farBigMethod?language=Basic&amp;location=document" xlink:type="simple"/>
              </office:event-listeners>
            </form:button>
          </form:form>
        </office:forms>
        <table:shapes>
          <draw:control draw:z-index="0" draw:text-style-name="P1" svg:width="7.024cm" svg:height="1.514cm" svg:x="5.017cm" svg:y="2.178cm" draw:control="control1"/>
          <draw:control draw:z-index="1" draw:text-style-name="P1" svg:width="3.744cm" svg:height="1.434cm" svg:x="3.039cm" svg:y="8.008cm" draw:control="control2"/>
          <draw:control draw:z-index="2" draw:text-style-name="P1" svg:width="3.744cm" svg:height="1.434cm" svg:x="9.031cm" svg:y="8.048cm" draw:control="control3"/>
        </table:shapes>
        <table:table-column table:style-name="co1" table:default-cell-style-name="Default"/>
        <table:table-row table:style-name="ro1">
          <table:table-cell/>
        </table:table-row>
        <table:table-row table:style-name="ro1" table:number-rows-repeated="9">
          <table:table-cell/>
        </table:table-row>
        <table:table-row table:style-name="ro2">
          <table:table-cell office:value-type="string" calcext:value-type="string">
            <text:p>The MyLibrary password is <text:span text:style-name="T1">password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moving it, the TestMe button is ok (no error)</text:p>
          </table:table-cell>
        </table:table-row>
        <table:table-row table:style-name="ro1">
          <table:table-cell office:value-type="string" calcext:value-type="string">
            <text:p>with password protected library, the TestMe button fires an error (variable not set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aurent Godard</meta:initial-creator>
    <meta:creation-date>2014-03-10T10:55:49.530350351</meta:creation-date>
    <dc:date>2023-03-23T12:29:14.194000000</dc:date>
    <meta:editing-duration>PT2H48M35S</meta:editing-duration>
    <meta:editing-cycles>62</meta:editing-cycles>
    <meta:generator>LibreOfficeDev/7.6.0.0.alpha0$Windows_X86_64 LibreOffice_project/a1df1a6ce55433e8b5ea625d6761665a6fb3dbf4</meta:generator>
    <meta:document-statistic meta:table-count="1" meta:cell-count="3" meta:object-count="3"/>
  </office:meta>
</office:document-meta>
</file>

<file path=Basic/MyLibrary/BigModule.xml>�N7�B���֜����l��J��uD�Վ�V�v���Wr00���a�u��E�I�.�l����/x0��`6�K��G�m�:���ɳ���U�{�w-�o'~c�(�ޗx�͒�*�1��8��(��? h<a�b������M/o˻H�	�9��Rg��r��?23ĝ8��aa��\�0;��2H`ӣ b�e�x����/ԭ^�I f�zz�%���֐K�Ơ����0S�����xʚ�|őL^�*��i��h&a�ٳ23����EeB`L&��Q���εXb�cw��Ƹ�_�T�hKh��Eu��f��{K�QE�4��=�(<#u�T��O՟u���8/���:��t��ű�ʹ+�>�;��I�u5_q�:ID�/����@��I�G�	����)�k?�>�Pqv��{�`,pF��׀����B��|Ԭ��������_ͻkA�x� �9�P�hS����d���BK�wM^��;�n���J8��ix�=��!}e� Ճ�ϸ���)���\n��<����Cgd�]-�i�����tz)�j}�˸��~撡-�:�͋.׼�<�7�q1ttd�,A���í�\qؽ�P�f^���,Dx7�>�,�Y^z�+jߥ��a�b�&M��_g�i���2M��m��>}�]�h�UL� ��ON�=����yj�$;��˙�>K�&}�n���+�y�A�� ��K��3���Aʢ-�=��.� J�Sͱg\����#����M8[��'e��z�B|�dm�����̬;��b�TZgA9*hjrB�Zc ���m,L4yt��d��P��xW��keGc���e� �����!b7 ��f�
���&\�Gq�S_�;f0�ݞ�~�)6�t�u�s�&|����.��K߃�~ʟ�3��7n��Ѯ��l�nc��~/m������L�I=�6pF�S�n���ADJ����`�`��ɿ*���r�Ri|&ſ�[��z�yZK{1�n��J
M���Z�à��kZlT-�m��L���Y��:����p9)B ��c���pU����mm�N�vց��a1u�{d�9�g��<�ꁬ�g�Is$I���Xi+<D�5��~��^`�*""F2A*`�*�ߩ��Q�������$�(5��x�k�jc�O���On����e]\��֮�/�i��Dpѯ�w7�D���1�e��}�Z_�	T.�3G�".��J�^��Un���(x٠��z{N
�"��RB���:B��dJ�������W;pMs:0;�*c��vbaCޢ=���MeF��$�	��ܶp�C��kY����y1��ŕ=&��:|�Ց��OWt�A~�ls��sۭ�~r��L�Q���\�gR��%Ľ#�`�vQѴ�$.O�_ϲ�b��ȕ�I*lX!��	/�j�oQ���mX~p�n�B�]��q��ˬݬ#��<E�N度�	lk�x>`���]��-�+@���G2��T�;��`O-��'w�GyQ�}痎g
XPą�;=����}�#�����Ǐܔ4��fHn�R�'Jz52�V���Qw:u:(Ӆ������S,���Ť� _cx��T���'J�c����ȯB��̌Z�*��Q������(������e�HDR+��*2�?�R����H�g��@XR�>�~`p"Q�z��́�2�ፇ��dH�$�a��gU@����`V��Uc�/�q}����k3B�oh�S�{��:'�CO�/\ҴXZ�%�.�0�>:E�	Q�o͒���;��D"�h�o{��2�aN+�Z�<��x����~�T���?�v s�^i�p�;̥��}zok=q}�ྶz��_V�q�-��k=�UP��(�Ⱥ��qHN��"��~e|O���E3f�|+�90Y����X7�F��	�;o8ٕ��"1�-өƿ����䤮-�25h%�:9��I3Ƅ=�/Ч��g������xo�Wb�AY
{6.A}�MX[b �=4��RB���&2f'�q�߀���l:�hp���zD������~�]��}�T�H=��j/���������P�mWQG�{����*5�5��=6��%Ao�xmu�..�wk�D7~]���M�ˊjL:E�dL&�[�*�v��7�!="�UE!�f��f)M�!�Hs�@ ���)&}���l<�;�����7��q�ߑ�^0!=]A���!y'S��ؐ��VG��Pت��B��y�1�LC(2 �(ٍ��c��*�9� ��e�\S4g���;�N�	6�hԽ������Tf���h��r,JP4x.�Ht��(ʛ{��]A��zw�a�U�j�e^d/�ַ��+Bɘ�t�rG�R��K�I;p�&�]���jgn,a�;Dx��\+���&?6̌�缬N�8�co$�a��,凋�y89`ZRnkn��\�a�a��!֚<(\d���#��@F�bx{'ǔ��g���|���㸀M��������E�a��	�f�=5��#W���+Di?җ�8v4�����l٩uxA�S����������p�Ԑ:<u@��J@$��j>y�zDŁ��HL�R���1p`�Hۧ�uY�Q@�Ƚ��~ӝݕ������?�3�<Ζ���b�
]�� ��Z�'�Z�Ɍpԅv8��D��������C���b�?��+<R��u!��^��Ȣ/�h�5��v*/oNz褍�64��?�`��!�ne���傥B�镛��^��c��{��L�[;�J�S�Wm$�,��'r�pMA\�80r������b���������!������*�Ϡ�.<��G��V y��ݑ�+ yC��Y<z�4�� vc��08n�}3������}���P[KY$
!h���/�;���e�r�XvO��:̡NM���u>��-a�:�p�a
d�]F�z\N�P7?�=���xoc���S�$*5��K��	x9�^������%��i��������ϽW)�:R����7�ғe�ğ��Z]M���m����fm�+C���qLE��9�y�0�ńO���^{�]�����V�8�hg\�,
9��Q��轇�����S��*zQ��<��^p��R�GW��	�I�"���\��-����W��%�R�3zLa^��J�R�5&Hp`�5!��<E]&2��\
����w�3�chi
�ܦ��&��Rs ���X��,�}��v��H$�6��jV+��/ON��*�ֳE��EBp������� h/f�,��S6wk�6b�(�!�CYl�h0?��̧x��1s��~Z��7Y�PK�b��gX���VPۏ�g���bQ@�_j��˅F��;2� c�����>�S�A����	4N��>������
}τN��7��=e�����ª׻�R���|ޡz@����ͩ[�Z��j�o3��k���q�V쎴8�������n�ܤ��5N���e�&8X2&�}1�4F�?�nݢ.Mf�h��F���Rn2<�ɗ6��gd�kҕ�L!�v�a�g�e��LC�K�ރ��6�'G������>����"�/]Y6s�Z�@=�~2#e�]8�f�^����8�
�B��BM˱\�Cf��!�%6W��Jv��e{J���%F���	}��h�Ә�ӎ��-��5�nx遺�7��]j�\��H& Qd���#l{Pm�}�gs,h��	�T� �݀(����t3RǽWyU�\��$IT�!Ɏ��kq�K7d��ɶ5�C�q`��,n��r;~צ��mc7U[%Kc�./6�
��@�.4�U1�8K��w��\)}?⌅E��*�4�����kQ���M�+p�l1H�rȪs]�Իu��s+��T_������!2��B��va���'Т�,����>8�!�k~ӯM�9>�_����W,	f�� q �����n`�T���Jz"��[K��Ҏ~����<lB|�������A*��L����̍�
�/}{����S��)v�A��$�1=)�;]�oۂ�z/���,����t?�ܱRm	���M��aČ�'$I!\���^�~	՟��|W/�֖F������*�	L����.GG���KoҨ�|��a��錮E�ub}B	����1�F����Q�H!H��hYcO�щ<�z7�R�ݨI��af��j�/c{B23�H��@�jْS�|�@��^��p�(���C�M����6������T~7��+"3��22K��z�^��'<���ಽd�����$Pe�����,\qX´ �S2wo��f�0�� �e軠���Od{�*|�0X���l۟}�PmY��	YG�O,���7$�o�T��Д�侳�HгZ1��Ca�����k�֝:u�?�h&�'�~so2��z1��~��(=m�f|� M��|93��G�6����"5��欔{P�����K�]ϓ�">�`�q�3�	f�3�z�/��y�N���{��0�D�r̂�wy�(?�0��"�J�Bi��@J#Sbm|r�.A�K��!�G}���� ��+� tv��f>`������5g4̮����{�`���&Ԩ����>;S;#��l����(4[3��P�9̺[�?˸����@e�6�o欦��bY��e�ؤ���?<{i�Y]:~[�$���X�@℔:���J�������mb	����6����=7w�7��9dłR�z��|���Q�Y��~�`��#z�� C�B���m�0��j)�=^��I����u�N;s���fl0�h\ҡ�Ϻ�2�X����Cm^�b��f(0ϒ�Fj���R�0*�yC�B*���Ej����Ώ�0:� +|����d��xX+�1�s�=���r�%mR�䥇PL�[��$Mz�\-��2�'����X�F�52=6�ٌ04�;����$孴��K�l�-�j��1=�K��/���93�~���Ny mJ��¼oj���KQ�]���fQ�}mp&� ![��m��O���gm���͋�-W(4�ܫ�u�"����;�>UѴ�n2/�7��.��o�⶝�5�C$g~J�XrDg�[w�7�H��e�����,���G��G��t���g�򬝫���ԗa]jֲ�K��UR�\@_o��y��{H��Lc<�L!�_�QR��b�X
t�����>.��=l�X^�)��� �Fo�5��������x�l�ؔ����w�2K�۫7���p,bn ba!��a�0�|?�jB�x�� ����-p���A!����uq�KJ'�#Ǔ���r��j(��4��4�����ԁ�g�� ��۞�,Y�۩��{4,�ş��7^��n^����j�8nl��g0⧠�Яy=��V@�r�4#�"�b�$"��3s�l%�=Rxbr�!+Ȟ`�r�Ro�Q]g��'H�8�%.�k⇐Ţ2�J�:L�����I������"{�%�e�����s�H8�\qD��v+�c���P4z��)f�"17���`艵��r^�)��!>t��LW��3��cb�s|�����o�ub�����PV*p�Up5Dr�@���`�;��k�a5�Y� �G	'~�X\� ��Z�]��c�zo�΁:�
���)Z�CeS�����J�F��R
���w�`6
�����ǘ��-�:
�#�-�C_A�Yq5W�|o#��̀�*	�M����U}�"�Aq�ya�$�J�˄͌-D
?f�o���(8��~f �����E�����c��Ů�}�2�_���]̫xk�u�˯����	�Ux�?Gim��#�^�t��N�ܯN�[�\*�Ù�
�yO��	U���w�[��g����
�W�
�\%�7|�󿇙d�~X�d*6��`bZ������^�Hʉ��`?3`�N}�%.��Y'��'_q��&ӴLN�p{
�\c�.��bO���DĀ_�P���C�wV�m4�;����������hd�I,�yWC{�q(����q�n�t�Jϣ��[�J�����Sܪ,��Tl0������׳*,��o�~���z��\g�C�~�r�E-Q�R �����v��?pM��\Y�;�L"z�ޭ�B8����W���֪�8z0�����$�yd�����('�Ș�a�i�W�ހ�E���>�-G��G��';��(��S�����n�nkQ��L���	�r|!~mE��w�i��n�rB!��)�;7.�ȿ,�	�\dPhh�@�C��4!�4ǎ8r}�6L궵'�y���#1���/�� ����v9�ʦ�X{�֔tl4�z��K�m����}y�0Fм�_R�魕�Ȏgm�b� B����Ug(T��>��9/m'�ˤ;�0cDh:��7t���+����*�l<a�_��Vl�@�ޢ�<��hq?�����;צ�J���sK�\�x�2�g�a$��J^VQXQ�T`�8��Fl�oM�j�[�D��fNJg�/"KQ��8�J��:1?���������C�˝���pf5���7���|V ���i��V�ԷݫaA�-������6�pd�����	�5���J쥗dg��S���_�����&�޳��{ӄw�Pd��T�}}a��^��Fs�-��v3�EB�G���k�	Nx��o���!�I��|f^�J c]��������Ix�򘛄��8V+�$��5r`0�gCڪ�f���4С���˘J
�"�&�n!�nh���F���)��4�[|�k����-��G�2��~=Jq�.A?��
6��P�,�y;����Ô���}:��I�L���ɅB�~��ֿ�w q�ڭ!�F����iw@4:\v�彾',ض��]b7�w���N;l8�%���j�m���ʼ�)����T�a��mt����4��dy����X&�I*
�i��&���#��"~����<i/8�{��l��,^��D!�r%[ ��j�U6�N���iYN$x4��wKn�=ehd��5B)-��LR��NoM�Juƛ~��o�es-�,�.�353E� Ҍ��{�Q�@է���I�b�5�%
N�(�wF���2>m�q��n./��9�n���ZZ?_
�k�eҪ�_7��Q���B8�`�i��[�5�WQ�÷F� q�QX���*l�$�dq�x-1���&�(kg�X.�IT8�E�6��"F�Au�x�X2�$��w�B���	�R�&�%��=
-����J����⩥.G"�5�����������G˷F��=��^s�KQ�w�C�GZG	K���A+_�+��LKVw�
e���ú>Q~��K�$�H�w	btA�*���7��1b��n��I�m�Q l��ǬR��'�*O�(��cD��8�]��J���7i�1�yH��jv�?R��L��W��pD�)Ed�G2�~�U2ɟ8~\P�k|���U��`��T�N!�J؇W-]� =�i#��v��i���Q���5e9�����E��v�up��8��:+t�{7:�/������sG�HްX�u��C��/K���5R��dp��]e�$:P��v���Lq��[3 �9��;�Vp����uW!x��z�����$_��|�qwO�u`�@�q^l�ä��̈Pʖ�.�����C��ZӃ#g@���dc_&�������C2Ȋ��W)r��5Fu�2�y-��rr�w�U�Y��f�
@N�D͔�����7ذCؑ������De��R����e֝��P�WR�����$�
�N����R:q��Ԑ:�{��C1A	(�OD�-�;�)V�����d�� �* ���7�ї5�b�!��V�,����E�<�;G�:�u�@�4��F��{��l'���������I�+�b�2��z�b`���* #��� �=��#V1y���������HX@�w�`h<�x#�p��q>�V��Z�E�GV��|R�H`?��XJ�vDi3%|"v<��r�%��D�=��X�)P�ɱ����8���	'�)f8DR��:+זW�_���*���l�)�@��.��G=��/�2�`Ͳ��@�쪵����n!�?�w���OGj�z�V�M�ª���w��D�K�*&���p�{]��P��f���AX��	���e8�9��1."e�l+���!��#���5|�����T9#�ͧY;����~yί�o/��ZW86���PՑ/���7���i�<PǛߛ���+���,���� �~��!�xV��.B�h}>I��B
&�a��R��u~%�v>\]:��x�V/�n���v���d	xi|�|�>�Kn(�ap��UF���rՆ:�Wf���E����Ċ#�v�]U���G��Z(�/0X;�H���f4��/3l(���C�0x�1e=���35�P��l]�� ���h���Hg�c�5��P�~7g�"��lE��l+:<����1Q���1�rܠlP2X	�/q�l,b���?]�����6�=o�jD�(��8�(��AT���ڀb��r�4��u)g�͙�t�uj ����A��N�m���B�O9��ۄ*)�L� �*!�-s���W� <,����8Lm��3,ʲ,E6��u�\s�u7��(V����HC~/
�-zGΖ�jw����Ф��O54TM�s'��3f�Fd�s�B ��O�p�;�4M���e�	n�<���V[��pf\���u��ϑf�7�=c�8�/�����Mٔ�G"CX吺pq� T#%�<-�hu9SC��ҁ���������S��v����I�m��r��؂��Bƌp���c�<X{%h�qJ6�"�:��G�����M�,> A�qJ 
���Dq��a�O
��Qy���pex0��L<������sx�͖�= y�R�᳏֖�����U3<�������6�t
���h�O���Α�f���~�{��E�W��!�b���K@�|�5'��ސo�xa�b�7v������Pb�|����K�cJ�BY��j��e��x�N��i����e��(K�5Q��e��#Zn��v�:�6�}����h����r�E���q�;�C,�4f��n�E\�������j<�E"��kG�+u1�d�����#t��\t&����H�t�c�Ȓ+���PNV�0~�4��$	&As���23VB�O�
q1���hdCK��ρ���j_�d�w�����a&�#乃�T�lYv�b�V��v&O%N���댓v���J	�4�u���5�%E�`��	bz�ٝO�aiǄ�d?E��eMI>�j�2���E7K�?B�z�M��)���������� ��icR���@u8]|�g��OP<K,�O�۾��E'����3[D���@�4R��B�d8I_��'��9sUb6�B.Hޯn��G4g̏�9wqLr����C|�o�EӸ��>��H�>���;n�l�IV��b&2�ƭ��e��w%��7��߆���D=Gg���_�v]~D�e^\>]^cA���<P�;=��lC��tY5AޔN�v��M-)������Ϻ���ɀ���uoCD���Old5(��4O�uw���(������?|~�3)����:yh9���p�Hy�%A�̯�#uH8�*i�$��<'�Ƙ${q���`xp2�4�	i��������C���iy<-�b	l� ��W�d�XU7���*#�5C��O��]o$3$�	{�}WiyV-9�������o%EY���|"	�IJ�E���'n��!'�c�z�+�*�4R��esȲH_��CQ���|&�s��t���KЦ�'�E�U��B���\��\��sA�p���啣#c7�%��B?VaЅ����$_�� a�(��3�O���z�&R�����t\[W���I�3�31��~�Na#�3�G�����:b���E/�����+<�#�$�2s3}N�����Uha^j�	1㚋f~���]�8�)��w4D����M4B���p.%l�b���ܝ��&{���q��H|<v?W��6kxl���I�ZɁ>AB#'X�L��;ٷ��x�<�_�y=IdW`�����f��1�Q^���
,S���A��.gRW�K�[q�a��Q[Qi��˛�x�-�L��0��R
<\'D�1�2U�5O����f����L��~�F���h�0�Y>�4�BvI5$�6��j̖Y�ϙ�O�-���`��!�����'B�V����_&�V����n˵�@�^<Ԩ��=8���'eC�yy)�7�Q�6E����R:싞�.Qζ���m�"-W0���}�٧��ǂ��L�<pJ� ����A˧�v�_�v6�f�:����G$�>)��|��I\��L���D>]�0=+Pd���Z��.�.t@��Z\ė���qZ$�SWjM�o��4c*�x�5���J�o���?���J�5�>�����(�_��e�X������!�l7on����qcX�Ot�=hΦ1a9�?Rn���s�&�Mu��1��*�蓩��[~��?7"-gj�� �[���@T���>��ܘ|�rB4�gc���'�FOR�Ш�i<����rS	��`�[�m���#*�a�&,T�s���tk'G���f���m]*��I�[}��
�C���f꼲`/-�R���&^n3m֩?�(����յ
��n�f��H#�ڧ���$���K�z}X����ʆqOA����y��� ��K!ôbEŬL�5Х,��팳��.���R8� zu/0�q:F�!,����15�����6���4p��#�Q�Us(N����}����߁����pE���o�6co%��_�����]+ڱ�H��n��+��x����A��y�J,R˄���*5N��K�B��#%�Z�a��֥M[�%͇2W]H�"٩�p#���
�J`>�q��烿�Y��3�UWd-E�z�*���H�Uf�-�~[��"��[�������,��tl���2�`uؗ�8 V0'ZR8�il?�Vi�;9�����}\C���u��;� �d]�;��Ծ���������>ƹ�4��] �ױ��i��7�^�q��iu8k2�ӭRG��lQ�ˤ��zY$�b���ӧ�dϿ},&GA�N�~���	�a?G[���K������˗��E7q��y��9Ϊ��
��[}��:��y��P�?�M<Q��t��%�'3��$<y�Ü�Y�p��hFk*PWܳ%��V�p0MzW��:N8��	��l�U;���O���C����!;N�Yb�b;���"%�i*]ެ��}N��.��&t���
�'h}���פ�P�  =w�d��؞/�q�10�Ͱ�@���Hױ�TR}�����j&�IJ�J�-��:\*��[�W��ݬO7[L~�V'=kO����:��VpƄ3������d^7�[�y����]��S�M��s����z2����B��� ۖ}��&'�-}c��|R�7���K�j��G��=�W޳xl��'�M�$���`=�9�ED�_V�c�)=����,�7T4#��6t���#+Gi����D=�h����?��' �'lT�ubñ�i�Ʃ�)Ս�S���vӽ֛e�Ӆ�!���}��K�:2�1X�D>B&�!�HK#X�BJ�ef7��#�	�b�(�&5�ǫ+d�m萁�:g�C����8��s��̣뗬亗�)�I��iJ4v�\�����Ƭ5�
�'E4H,�A}�A@pN��`�b$"N�̐>*^ػ�)N������L����t��V���`�����%�(8��%�SPdlċ�b��7^�i�y�w"�|C���*$*���7��>�^c��Ѓ7�� !<�����V��U�=�sS1�Km��X�؉��T�83n���;ݾ���/4�%sjh����'�}F��&e��0O��s�a���S��	y�~#ۤe�9�$r��B4V��)LV�K�e`�U0�,�S��Z���G~�-j�=f]�)`6��rB�'��Q��uw*'x!a�x}�U�p!. ���B�HW�d>����ןwtg��8OΫw�L�7Η�o��x!��DH>�_R+Q�����@"�[�F ���!�k���v�E�+'��jM?x�k�kR�5��s
�@F��Vtm�Q3��}I)�r �z��@S�� @S�,��'9ogǗ���=���c���q͚��T��B]iO��!V�t������ȩ�X!X]�eD�@������t(K�$�6���������@��ေ����!8NS=u�,r�	�Y��|��L�W������id�(�oӹ�2qal��jw-����I�#Ú�SӸ��*���CPԯ��]e��9��ȟ���@��z(�y\y�d�[���`'��Ŵ�i�b\]�8���]r!s^{��4��B���K����&��"�e�K$�L���׀�p�^�������j�5��~�%#�A� ���pv���N�S��R�Բ�7- �(8|�K����6n�r��̺��:��"/� cq���[��p�o��<@���ژ�B J�M�.�@��(G�ҟ���ċb��}1jА+Ҷ
w�r��ɼsÖ��m�#���y=TU�K�3�c��)�j�Őiuh�'O�03�þ5�:J]����q��0u��[tcV��f1eD��N���:"0���ͥ���l�Ϡ3Cb��Ã�rҜ�Q�5���E��jN���\D;�^�G��>W�2��!��hU�o��}M��&���ST��`�	΄}v ь��Wh�����h�!"�[dR���>�T�%�Z��	��( �%&>��\�E����Y�:�G�N�}��ػ����'�!�8RQT�;r�u�/A��ؘ�S��2,��cW�Xt�Iڌ7�k��)?��L�Y���������}r��/��	8�ƪD$f�h�uiGu�$���KK8�֚i�8�n�t ��P�1�H�-��vQ��ꨵ�$�}���[�_A^(��1z�ޅ���1M�������r�Z�a���*y M�<^�`W"�3i:#o�o�ǄW=F�^����b�=�U=�7_�R;�~�N���0o��^C/~Ja���L��O*6 2�����+c������Z���1 �b]n@fz���w��^m�Q�Tg����Ev��ٖ��� ��F|������ a<�f�M#������gKp�-���M+jZ��u/��b!)ϐ�ZO���TxW�ZH�\�_�F#D�b��%���f�Z��ccb��g�'���'e���dy�=o�p�ns!s¿��U�k#~��|{��N�Ec�'j�ʋ��X.���1��]�Ma7������P��(�����j�::��p�yg�L6!�,�������4��)o��)�J~����� /$9��O��\��i���}��Jh�0<�~��s�˥����~��N�h� - �Zng��Y�[֟]�J�Q�#���]+~ �T�)��8��R҄)⨸Ӈ��ՋM$�Z!ې�h�ǉ2��P��ap�G��d!) 50�{��E�j�I6c���y���gl�B��>+�?b1�J�c��=��<H�oX�,���G�<�H1�!+F]i������x<�n?D"�i�ڢ��k�Ì�eu:��ܝ��5�q9[pT6Be:���Ʋ��A-�������͈��� i�V���򟻀G��6ӹ��ѫ�>���U��X�	?�?��DJ�/'�*ت8(2z�,��AHH,��4* ��p ����UfZ��U֣�׉; 6��i
f�g>h��tǄ���� �Bcӗg�55�(�ve
R&'�;$��j��]�2\K�`�!Nͤ餗�5�X;P����LH#6-��d��R�u��JF�$�a�":� 9{ Lޔj���tX~-lɜ=�,�Na=w��S8Ǫ����9��t�X8�bj��ۢkH����qHrW:D�G�']v����v��tF��K��֯���|x���&.B��� Sݴe� Ī4�*������jN��9`Ҙef��j1��}�ksރ��B��˱���_ї@�]TQ��q�.85�d�3�䧚���-0M:�*�����7�>���$pa(8/�ȄU�N�o��� ��㈘�1���K���b��b��{���3ex�u=��!N���1E��osl^=͋��ș��K?T���[R�zvP\�ht�0���3�E�N��R���	������|l�R��_�~��?�M�>+R�S �H�������y�M���V�yk��/Q�R������ㆿ|�m�Eid�Mՠ�n���VSaF��f�&W���9���^p47&IFa���n�kПɂ�T�����:Iռ4���w���鎱���	Dk���dh8�����E��Z�b�з���\ޫ�M�aQqʟ�c������b��*��6f����������(��G�������3,�<�ΉR�q��0�j�2K>���M";�x�~�F;	k+�U%�Y��Ur� �����X=�"=��`3�YY��G��L��\BE��|��HGW��(�" ��]�M�ގx��b+=���2Y�\Oo?�:�ޖ����j Z���P�"~&a�~b�j����n����^�`��ON��n�V:!�me\����6x�+�Ņ0�;q[��+��Q6 ���Fn��%�Z��8��(���K���j���|m0@��J�[tQ�e�����l�#t�� ��8n���>�3��{�>��7��g	9���:�V�e��?2��T޻��4�`�kI���U�Ҫ�l���8V��L��pɵ0k������XA�Z6i"q�k.sScPk����xC�f��,����H&��l%��O�O ����ĥ��$�"B��/;�w5����Lr���+��׵��5�r�������DE�p�
c�8��	N_[vթ��r� 4�����
bƋ&�a�JCi/?F�>���p���ҢǙ�G�\ė|!Ex��m�v��9^� ϽK�r����Xa�s���z�iOS��p�������M�7^W��� �-v~���V����x1p��vZ����3�q�E#FmZ�Y���}5��v���<��E�N=�KLlSq��oM ����VG#��4���,���9��t�h���k�"ׁn6�?�ɜ{;M�Uх���{`}m����2�ˋ�̂�r�u�wP�;��9d91S�^�F5%�q�G�KP1mh�����W�xR�݅��9����m�>a�M�D�D C�eO���X����a�U��i�p,03l�Wq�DG>kt3z��8��K�8��!�Z|&��da���z"gg��7۰��y_�p�i:1��\Ci�rdKB$v�x�	
�E �C��~+��z�����}X#EvLQ~FJ���G�ڦ�bkу��l���/�p��F3�=�#�n��r�[����9Ð C�o�έ��@�f}�ߕ�5���i�j�*;t���|2�3F$K�l�S��?Wi�+;�`��?8Ӌb#�~��ib�G"�8�p��ϴ��;�-�q���R�v������%&�"���}��4iR'��pa�J �3���=#����}�<�Ĝ�/RJ�]�9�r�Ib��1����Ԍ
:%�髬�{X�6y����_Zt�y���La��on��=�D���rV��@���p�z�k�:3Z��Ӣ�w#!�����y�UƬ�u�U�mQO�d�����P�K��ߛ{��[}h�����s��5����w���⏞F-���m��V�GX�x]�����ŋqm��t��m<K]�{�$\&���\{��=d��~sb��W�~DO��	E)��@�PLW{n�O����
9D���e&�d�X[���	to��w
�A���n�+d3V�d����VL�;�)�"��*�"�5�p�M��j��#���H�3߾��E�cf�?E��M.�̱w��F�����f&���.\	� !o^;�/7����'e���Q\��!彾���ri�)j�kݓ7Y��.�l>#�U����ȼ�8��<_�AD6�(�?'>?V���=	K�g*���̺�4K�wJ>��Ss1�
/��y9)��jg�Ґ�5��>f폀 �>�ī�I��a��IH4V�I^���Wi'{�<_���;�%��b9
;���K	:�|f叧�����ۚn�Бz�r�ʷt������I}�����/����
��S�ي���VIE(��fVo~�BA�\�����Qݵ�?�C�I��"�c�ap�X���-��Q[�'�C\�d<`ƙ0n��ſl$�ݴ��i[Rx�43��.�8W�`P|yH�Pj�K��2^�4/�aԇ��H;��ʷ����L�
z[���J�)��.����+Ԯ��#�����[�9�"*��e[�s���M |�ŢW��KǮ�O\8�������l�O�XJU*�)���}(� ��L�f3���.hĺpM������@�����Q��#z��m�՘��C�8IX��0_�D���}F����B�zS��a�<��1lMTv,�f 4E͂����5�B|�{�`���ko-���Ճ�s������(U\:�%�:���=ɱbZ;���0�2<i
��:$c�x���O��I̺;h���OAs�? MQ6�:o0��z�l"\�ݢ�1};ԛ5�:����*wA�ǿc]�TjH�� �F�Zo�����|xi �nG-�H�o����X
����Vȑ�BF�G'eE"8r|j5�F��	 ��Kɴ3��2ٿ�r�v�w�[M�T9b�e'�չ�ߍ�5j�[ސ�@���(��@f���k�[��}�v����?� ��o#����������eY����j�K.Y>������r_�r2S�i��~�֧�DUp�($�r{�S�	���j�g�l�{J��l)/돪A�jc#�1ּS|6#��L����vXਜ਼��_�lݸ��✰ ��]�� ���2hl��ـ��o��+�Lǐ�R�`I1�� ��y@)���j��U܄�]�[����؊�'H�	^�����VL��;�`�Mޙ���cRC�"	�N�4�Hq�����ۦ��w���J,z��>��#�؋�̘@�U�2��sb�95y�W��!t9 44|M�'pK�M���'b��M�A�=~�c��Z�j�^�������7��g�����ۢ��Fm���`��i	B�]9�;�Os��Ѧ �}�8�@��TG>;�0h~o!v\R�k�Z ��/�\�]T �SW\�aqq\��s���w毼td@k� �����O������C�kƵm{M�;+�8��I�֯g��ʢ� �I>���U.T����_�4~s�"��;�������Ś��Xe ap�TcwϤ"I�&��NJc+��+O�r���-��/z���=1��d -�fF�A�1�ыU8Us;]
u��''9��RÍw��X�nPb��Q:�zqxR2!��h�/���a.��/�P�)<�&�௡h���z��Q��+.�z]  ��թ���;,1.s���\ů��k� I���P�6�h�a
��d��O��Q��:��T�1]A�?2N�b��V��B�3ր��c V�n��i�6� w#z��.k��fG���K�&�b�bH]��	�֣s�C5��3v��.�� �Lq�e2�E��	���n�� c�,h�D��G%�j��#��RY���mW-��"rg~X�P�鈵��_*��C�E<+���ԙ1	�ʰ�[v��<���f�<��c��v��FY	�G=�D?����A.	�5��OR��4�Wm��N-L9�J�n�����f���}������,�}UӾ�n:����<,z�p]���:�@"�Y�6���-`���E�1n��,�������� ;�<k���1=����*�ßw���-��jk�C�� �!�Q^`�8¢F��.��&�t�
׳����1U:���
�n�8��*>���H�t����8�FXVI
�R�Հ�h�mNQ5�	/8�U�-S�{����m�B�|a#��[=�k*�">-���[m�K���*�á��**��X% )�'�ϵ'����]����ɧ�S�s�����\C,B�������l��g����'��I��4��� lܸ���p:+��j<��]7�'4�,|�ē7��^���hE�*BO
����\̋Vٞ�\�����)�M���/�7/��E��ф5R;�~��������˦��{�g�������^�bS����X\<[򽗜=���v��t(
�¨�+e���"��A/J�8�8�Q!��I�N����u� ���-�������ގm$��!�._�{�i�EuӸ듦/Q rR���,wz���ޙ.�p�7�
��$��Z���vO<ʊ�Bͤ��E��,�Z���Jo���c��ꕠ"d�B����\��![W��M�	�P�.˧���$84XN����K�a��n�d�')�J{$��Uzi�`a�?@�4
y�2�-������0�Z����.Qi0/�l�kn�S��d u"d�$�>]���.�4��0�����Ui� >���v&Raq.����L1ᦑn�*���p_T�������8�� ����5�9 �}�C�o���{v_\�W��Yy�Նr�)�bv?ً�*��㹠n����< խ�����_����"��KG���zBz�P]�$IWݤC���6�{t����\H�7i9Ks;��}0��{I�p衔kͿ�l��`�<ɧ%m�"O���v����=��,�BGBx�T��G�*�^M�[��E����to��Wb=�-Ls��K:�	�+���f�^�qa�ɹ%�?�oB.͞��/�r���������wC&�ń簝lˤZT�E)D����^�5<Ɖ(\6��Қ�i��[�A�n:�I?�	��{�+u���y����'�K��1�'yxdrN���=�z�Xk�.�0��_��52��`�t�v[A� �� tĒ�Y@�!hl����6=Ο;Ao������9�CnEФ���$X�&�l7���]� ��pO��s��Uw�Y��al�;E���>sj�YYS�V��Lɽ�tR����2\+B���,+A��"�ԓ��=Z�����Z��+`%Z-¹;�ٌ�����̲�����ҌwE>�JV��65�ƚ�&�(}��vw��Y#JM�t�I�퀫�Ol����l���f���Բt6<4��I��UYw6'�f��Y��(���h�N�����}#y��'�N�%��������fn�7T��m��96���D(��m+�"�c��$�6�P�r��#ֽ����mՋ�;4O��������-�c����#���T�/��G߭�Ti�J[�����jr�&
�l�x+.�F�@7��*��ʤ���(������$���QuI�����Wú�Mִi��$N�	��B�i�N��Q$1x!��Rh��~9;��A���1��	b����}h��c(S���{���ۅc��'�Yq�9�%a�U�V:#�PN6֢�^8��&L�S��g��d�%Ȟ{�e�w�3]���s��?)h��� �
<��P��"6��A�v��A��< $���ΙEi%��H�\�j�X��!����;�E��E%�z�4l�@��:��e9La����KbU:�2}{��
罷'�ݿ�����:&<� ��U�qC�l�z+o��c{�i�P��([���]&�����_���M��T�%��9��'�2���m��y�ߒ˅������/�Bůx�E���x����
+L�TJ�*w�l0��(1DV)�V������X4%�B�y\O ����9����r�6qb@�����F�ͧW��M���~LUV��4��'�G/U�UZ�I*C�Ĺ�"�hxhAyu=q���b�>rT�IQ鍲̂^�+$���1��Kқ�	_}i�ZP1K���v���D�Q\�(�[���p���!{l�)��o3fh>�W=��j1�k13��.���r�kSO������M�2D����D�C%�v�4C�FE}{���u�{^�I�=��%�X�r���߫7�+R�.��r�I�I�������i� ڸ��mn∀�{#��13��������锰�G{��F��Â����:�b���G����W�@���MQ2V��������ᅢ�ghoBr��6P#
�����c'ݢ"n�W���6X��|���8��	��G���p%<4��OB�v*��$@g��I���Y�P�i�Łm���q�/�M]\5 �1�&���L6���k��������u!mS�����^��
&**�A�	�o���6C�p���Tk@�Dd0��?��J��8�luu������śP���su�1�Du�L<�QL�J�!|F�R���G4"GJ:I%���U��u��K_������f� �h�<1�8TF/��ʔ9�h�%�twf2:�l�v�}n���X�	���&��6�{? 8\�*�{A�V&�r/S���N�,����ݖ���I�2<0j��
�V�����e�q��~��qaD^H<���E��>>1���Kx>�ͽ�-�Z8k#qm�3)����$��=4�2N�Jb��D���P��{0��{��螟�F	�h-�$">f�RѶ�q��0�,����yM/����U!0����cy���,h7�Wטĵ`	�I�y�ẘr�F=?rD=_��P���X\~�����x@D��:!Bi���&�O�=��h���>�D56��_��P��o�-�e%���Z���IK��`������3H�?C��E���u���@-kTE���j9�$繘t��:�T�(�d>d��.Q�X�T�&j�����,���qt�-˗Eū��C��8V�cTX`�M�@s�	�:�V
�ߩ��gh��d�T���r��υ��;�h<t@xh��h�6�2��~�A��yu��P����;��I:�	`)o�^u1�|B,'W�Za����rl��TUH�2���฀	��֊n"���&�~+o�T��>V.ȷ�k����D�Rr&L]�3ʅ��&b#u��R������U�&d�UvPgi�_�W�5'7Ѣ����o����@�Uߏ`ʑ��'@�'E���xWP"��XL����A��E}Q��9�P��d���NE�^��P�W���BB���~*�67�b�/��
?�b�3���3�yخ�b㨹\���!Z�S��=�l	�ՙJ!>(L�	M��݀��gMacnbPD��@����Nm|]����Ĉ.,�%�B)���J�c��.�O� ����@�ׁ;�:�����]4@�u�2;�YUrN�[�K�9y;��w�T4��v\�2	p\[�����X�d�h}��y�#U+ԦPbF6����h]'���)��{���k�6�v"��\3a�����pD�T^j$1Np;X�F/iMP�,e�]&���n`�3ySw�0�������bҹ~x:ߌh�L��;3}��on��=xV�3ڄʨ��
�~&VQID	�'�Q��D���C�S�@ױڒ�R����C�d�e�)����|V�*�%}�zfs�eB���KS�
�.�{*Ln�Gr�/y���6b0'��VO����՗����<6�%R��(�{4�b������8�
�A=>Y6�D
Ͱl�\i�<'é�ME$��H�au��4����+A�{Ɯ��Na|�����wj��B_��LF�C���"��'��H)�U��g����EQ�O�����LZ\�,�1��F������(_o�Ǘy���d
I���W�#��������b���u{�!���D"A�,��,-:�D�~5�ܒXu�L[O�32�j�#�5;i!�����%f��!�z���=^.뙲�
��oGm�^��	����+��qK�����K�Z���9�ƫ<jF�E��<C��I!R��š�����Tx~'͢�2Z��9�A�Z�ŨL��$Zԥ�؁�j����H��M��(F)*�x҂#�Zw;�@鄔e���i@��k͵Ǭ�ur���8��v�h�o�^��a����npf������?d�|8��ٍ�I��ٳ��E�>;9��Q.:�ؿ�)$|�-����C4"�2ܡ۔fu�O�ly�(1Z��%�\�.M��C@���_q)J���Ⱥ���Q����1*`�>���N��U�'�\�o}�M[��L�g��yѬ� T�[Cbs�]��J��1$kKNt�������PP���F~_ެ��+���UM�~teg%Y%��gQv�]�:?���eLf�L`"�W�_3���JԖ/�Q vhqU�D�ʛ��a�k��,
����`�8�o��b~��hF��ʋ^�)>������o`w#�Q�z�sa���y�}������(�������
 R䑻�Ρ���,g�����\a�c�d��5��ys 6�Rz���
R������Zo����^.'���d]�!:��IԘ���b߸� ���#T:݈��X���}�)!�F)nBNc�2l7s���T2�?���]k�J5����݇�)��pc� �|����a�eD�	�\��0�|�#�26���Gϙde�r�S�Ӏi��m�@B0-z�6ؓ���b�������$��"��NJ<~�^�����(S��������#P��)|�]��!y���)�Ju,,GVT1�U�J:S�\�`O��Ht����^xy�(�m�Wd$
X���1�Z����WP�=��!˅��s��+2���B	��Zn>�l�{������n��2��Є�'ɼ*u�JD(��4���q_��6	_o�B /�C��"�s�o��g���P!Ψ�$���E'�P
�t6�#+�l��F�ћ��[���:������֊��U�h۹��{��
�9�qԡ�G��&�:��W[�%)@�4K<�}�X-��"}�H�o����9��i��G�QP��VylQ�B�R�:�R��$fii�9x��Q���˛/"g-9@��*�DM+�����c�%-B���j�VP{�q���?뚝�*�`?�R=�D���:�J�ߥw��~i&r�j"�9ͩW���4�<^f�����\�)��D$�ZP�L���?��Ұ��v����h���Q�� �nf�](�	���Q���E�e�Y�ڐ9*l�<o���r�N������ c2�k��Nk�Qp>�FKFB6:țX�&�|���~\�����@�D��s��)��iG��bm-�,��\S�ŉ�Z)�5��K����#��M�a[G�['{�+V�l���<��Vƺq�<������w�����dj�)�A#(m��M�<�.4)�ߣN?
��/�d�x#������f�E2��$ʸY�$m!�-=�	|?�������G��&�j���J!=.&�ŏ��+V�JT����9"T�7|�1�A����̲=�r�hҢ�)����;n��S�0�n�ʟ�j�|(,�pP��,r>��X�l��׉�鬀���}&��"&��2'�L�Ҕ����ʯ�>�oQ����RjA(~?��#�hp�+0o���Ò�f4�ىw?C��@��Q%V5�H)�}�J�k�|�'��@�G����YH�m�Z��J/O��W���^0m{��^���P]@頻��h�����ۺ�V.ʸ(�kJ��m��ן2�M�u�'p���6���B {�<�K̃�3a��<��+����R�w����΂��� rQ����k���g�������햯g�����j�{s?�N�1�Dc�+9�'[I+��_��%��̜WO�^��8Ɍr�7@:|�4?�E���iԀP��k�%�NV���)µ�!Z�qx-e�d��B�wYV9��>�΃��
G=ЩI�k�&>6�i��*y�F	�m�gb� 8mz����������������9���ԋ�g�͂����>���j���x�w@��E��},b�,Vs��qo|o%���e�����i��K�����P ?P�%2�����V���������)d�Sy�X�����I�1��u�{��1������H���$�MP=鶚��U�ٟN/��ܽ�b"���:��o�{�H��mt��Q���e�'N��h�^��*�w7œ�B�~��3]��o�)��[՜�jĚD�F@�^t�6N0�`%�K15���o�6�-�-����VgK�'3�M�-:/��h\�7���t��������9Ϻ�d`P_�}m7g��:�@_
7�)���1� �6��Lqg�@-�t8;���]Q$����o��W�%v�ta4�6���΄{��ч3)=7]����{㯼W��Un`ya<�]��\���E�t�ͣE��'�O%�M<���Y�|�i��
Y��Cj�(:KY[��vιG��c����	�o2[��l~�S����Rr�QW��Q̳ţf�u�����D驨�hSM��h��PWA���\Y�4Bӈ3�&Z]�>99c�#��0Qw�u��BX�|P0xQJ!�nɻ�X-�G �Ժ>28~��s�����;$������[Q�]�K�k6�6��� _¦+T�&B�l-��P�f�-�-���*�r�K)�*�[#ޟ86�%�(�2��f��74����:I��)O�8O叏X��uATZ�K}j�P6�kЧ����ϷZY�K���ZT���F��������Z�%O`r%��(�cp���4�N�(�0B�y>���4�ؚbչS/������%�E���s�K�T(p�6Y��;�	�+���5QSrJ�_�ڑ ;.Q� �{lwd�$@�ih��߭�W��o{>���Gl�>�pט�1�����FGB[4�0������d�\���D�9�x�3�`)ɘq�$8ϺU��@���c˜�,&�Ƿ;�k��ZZ jsg��&�B�.��/�~�� ;棿\�>\l��I��.��^�q+�X��F7G��l2� ��!��b}�}���3��=	R!��ws�J){���O}�$(�� f6962�*�:���� cވ���Y�䠛X��e�[U��V�W�[@3�Q�����/�+�i�B\K	[�q����Q��<�V��[X�F�j����%����1�S�"��Bn��tl�߶�Ry�6.�,o���(y�5�<04j�C޴zQ���G�����=m��H|��eF5\�Α	T�x�=�e3:U^r"�Y��őee2O���qQ����p��G~lV�@��e�-R-Ϫ-�C������Lp������j��NڈMW!��
��r�r-_F+���e�Rsr	�s]�$�+��>�|��ʛ4�������r�g��
�)�t�XM�������"-�����:��OxpA�������y���[��`��N~sqRM�!\?Bæ3�?e�{��Q�_�n}l�+�,U(�	T���[3����X$mWc!ߐ������1Xha����YB)p �Τۮ��P�fύ.��ki��q~���U>X��M�u��>K/B����!�B�K��Z;��b���Z��N��m���F�hQ�ȒGn�׌�����r��R�v4�є�������E��4c��}�/� ~i�ۤ��Sq�tM\=î%�F��=(��Y!S�o����ĕޕ xp�Q�L�a|])�ݟ3ؗ/��]�)y�n�Iw21qn���oE'
E�?\?6�?�B�m_��2Ȳ`�<����5䙝�?#w~v�^y��4�e������ "�_�RR�G��^UC�r >��<w<nMuY�݁7J��ٖ�3;�f��9?���`I$��j��:Xcl�
��I/����]�ZT�ꭜP���д(�4b����R�x�,*�%�Өd�tyʄ"���/p�x���H*�[�l��:��^�;��a772��Z|��B������M{�rl���Ep�6b�ۅ��$`8����+X%�rr)��,A$���/;�����-AkQ5x����i���NL����Fn���N���x`����ֆHӵ�5��KQ&aF=L�m9�X
��u�=�Nk�\�n�'gc�$����y�_?pp,��R�CXҧ�̠^�)#�J>��|Ӹ�(�Ί��[B��$���Z���V�J`��]�[�V$9�&�_���V<�»��!ؼ�0Ϯ+�Y���,�(�N4>��5�ǅ�ȔQb4���[�R���}
l��S 隼	��񫥫!Kв�oaB��;L;l�P<_�@Y�'�w��[�����o�s��ֺFO/`���!�Bϻ�S��z����%�R#���F�ar�6IP��'�r$w��7[�e��-�z~���W��R�����e�K��oEX˔煰!�v�2�F�����.Qj�/��	YH�wXԄ�4�P��t��	&����E�X�D��s�
z�R� �����j�Fl���k��&_�897��3��ۣܪ�Ĥ�pİpr	+RVP�.$-t8��G?�fq��k������m�
#���uj��oN)[7>ٍw�F��v��`��S�':����_7�;fs�+��@�l�eQ�>F���:�V��_1��	qk�f�]�ĭ�:u�͔�Eܷ��,���^v���`�t�po�fAw�yuT��؞hB�g���j��U@I�U8#��2`A�C��8��__e�U�ݻ���dz�`���K?���5�F���E)�y=Kv��9.�_I�[
��X*9��G���Nќu�?"��y���);e� Y/6FT
,Y�R �A])�1h���-�Un��w#X�AP�ՑJ���
�I[d[F���5�뚫�bG>?���N�
j!�\��#B�����Z
�1g �X�P�w�@洲o�Ț޻E�2�]����Yl�K�׍H�{��n3/��O��2>������ͺI+}£Mx�p��/�:
	k{w˶�9B9Ba5F�ԟv��)��)SMc۬�x�,N��(��s^g"c/k���K�mj�-+�*��0Z� ���XQ���Q�ZJ��h����X1�gV���u�*͡I6�x/�5�W���?m𑙬s�&NY�u��4XG�|ED�ad\���t�\��r-"e���� ﹥?Yך��Ēz�%2'*pߵ��-�4^��6������j!��$��Bˤ��Dg�e���D%Z]� �G�SZ�O��.u��Xo�Dk��3ND0"^�M��9�fk��._VrS���a�H�2c��@��?��X6BĜK��[�,�})�ۦ���_9�-��>��ۉ�Â���αik$�e��C�눮=�E#�$�p�7ȕD�2F�E.5>�Z�."Ǐ��~���`���`pM1�焉Y�^a|�v�Q.�n��K���zS.����H��6+��F�0�����8PB-��y�2�Z,���}�FY������Dq1c����F�=!�=��'yK�2��';fQA���த�.!D�B"��Ftd+[�M�}�
?�O�I:���w�.�,d��iފ���r�L�m�L�k��$ߪ9�1^)���<���䑊܋d����8W�C�ΞN,�l �y_�A48L��Uu����x���DX�vW��׻8�T@c�^Y���=��9�BDa������z��Z��Wk}�|��L�gQ��],��rZ��/��NU�0�܈�MEqS_&Y��A�+���~+T��%y�)�C��	[�
�]���t(\(`ĩ�jE��gn�\ �l���֔#�����q��۶��|_�?�vj�`1ySS�/e��}��
���?B9����r#��-���RŲ�#H!� �Pz�G�)CȚD���\@U����X��⍰�����T~#U��I'�m�b�������:�0��8r�+π
/��(���(oX_���t&>$��H��2��hh%./�Xv�d�B?lF��h�GxT[c�bd�,آ��;W��(oI����z���X��
�E]�$ݑ�.�,�*1��-J�^Ʌ���
�j��I�>M{�{�S�ek�M�f�ÿӲ ׅi���6�*"�U����D��R�9�;���F�M��2z�9����4;9s=���\5g���G ju�;�`=�8�㵏+����D�T�Fi�K�.�qU��o�~v:��ô[f�5z��B��E��mv�A�0���k6NG90�I!8�.���oVr[�z�@ 3x�-��Y��o�f?���ȫQ[4}�A�~��/�<�] ���P)�k�n͸+�d47 �qŇi���u�*�� p;_8�2��H����Rw��ֺ��n$�n���3�b̍��4lx�C��,Z���}A� ;�w�l�)�b:e�b���k��^ҦX��8J��sW7�f6��Վ�yN\�B�3R��He���8��:߸䅬sB�TsrHq37���_lv����t���#����g�J�J=s�K*5�Gd\��+Po#h��	�lB���S�̻�)e<K��
Ġl��x��WSl/DPz�q�ue�KpI�N2ԍ�{M���h?�}��Ƶ��!V}8I0�����m�b��_j�	�1�Q
������s����O��M.�En���2���M6��O�P%��,���Q���N�1ɋx�8K��CL���8�%�
</file>

<file path=Basic/MyLibrary/Module1.xml>v������z�����AZ�Z�&���ϩ$IK�`q>|̏iu��^��6�ޢn0D���+�'h8��i���_%��0�_h̷Q�WP�P�ۃ�0O����؇�j�
YK]hi�GƖ�s���ⶴ��BB�W8���
g����¹�� ���)m�]��Ӹ��뗏!$�v�y���x.��X��7`iĩ��.Zz�hR_��Wf����~����C�V����;��CGi2������d��������*���X��w%�5q�Zɮ���!/U�w���aC%�`kZRI*G��4��+kqMl)�H��u\�r���g��#������|#H���Qw���E,^Z�a"Yi	 ]rP����z���PG�x�!�x�u�锚�a�$m��j	�b���0�j!�͎'�qN�=D{�~�I�H+!5J�0�M��H-jD|N���nH<�-P/?]vv��qg ����y�19��3��>���pZ�%�1�?�f=wz2ɉ�rH!���I ��_�*��o��J@���M�/��j"-v��n~�
</file>

<file path=Basic/MyLibrary/script-lb.xml><?xml version="1.0" encoding="utf-8"?>
<!DOCTYPE library  PUBLIC '-//OpenOffice.org//DTD OfficeDocument 1.0//EN'  'library.dtd'>
<library:library xmlns:library="http://openoffice.org/2000/library" library:name="MyLibrary" library:readonly="false" library:passwordprotected="true">
  <library:element library:name="Module1"/>
  <library:element library:name="BigModule"/>
</library:library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sub main
	myLibs = thisComponent.basicLibraries
	if not myLibs.isLibraryPasswordVerified("MyLibrary") then	
		retour = myLibs.verifyLibraryPassword( "MyLibrary", "password" )
	endif
end sub

sub LoadAndExecuteTest
  ' First, test loading the protected library. On error, it would stop here
  ' instead of proceeding after implicit loading that eats errors
  ThisComponent.BasicLibraries.LoadLibrary("MyLibrary")
  ' Now the actual execution
  MyLibrary.Module1.Main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MyLibrary" library:link="false"/>
</library:libraries>
</file>

<file path=Dialogs/MyLibrary/dialog-lb.xml><?xml version="1.0" encoding="utf-8"?>
<!DOCTYPE library  PUBLIC '-//OpenOffice.org//DTD OfficeDocument 1.0//EN'  'library.dtd'>
<library:library xmlns:library="http://openoffice.org/2000/library" library:name="MyLibrary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MyLibrary" library:link="false"/>
</library:libraries>
</file>